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0E9B4AEBC0C9C0B97B7.png" manifest:media-type="image/png"/>
  <manifest:file-entry manifest:full-path="Pictures/10000201000000640000006467F0E58A6CC2D115.png" manifest:media-type="image/png"/>
  <manifest:file-entry manifest:full-path="Pictures/10000201000003E8000000E901C7A9ACC5A7249C.png" manifest:media-type="image/png"/>
  <manifest:file-entry manifest:full-path="Pictures/1000020100000BB800000D5146D2CE4C1346B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ahoma" svg:font-family="Tahoma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63a4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_5f_-notes">
      <style:graphic-properties draw:fill-color="#ffffff" fo:min-height="12.572cm"/>
    </style:style>
    <style:style style:name="pr10" style:family="presentation" style:parent-style-name="Thank_20_you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hank_20_you_20_slide-notes">
      <style:graphic-properties draw:fill-color="#ffffff" fo:min-height="12.572cm"/>
    </style:style>
    <style:style style:name="P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3" style:family="paragraph">
      <style:paragraph-properties fo:margin-top="0cm" fo:margin-bottom="0cm" fo:line-height="12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7" style:family="paragraph">
      <style:paragraph-properties fo:text-align="start"/>
      <style:text-properties style:font-name="Liberation Sans2" fo:font-size="26pt" style:font-size-asian="26pt" style:font-size-complex="26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2" fo:font-size="26pt" style:font-size-asian="26pt" style:font-size-complex="26pt"/>
    </style:style>
    <style:style style:name="P9" style:family="paragraph">
      <style:text-properties style:font-name="Liberation Sans2"/>
    </style:style>
    <style:style style:name="P10" style:family="paragraph">
      <loext:graphic-properties draw:fill="none" draw:fill-color="#ffffff"/>
      <style:text-properties style:font-name="Liberation Sans2" fo:font-size="66pt" style:font-size-asian="66pt" style:font-size-complex="66pt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Roboto" fo:font-size="26pt" style:font-size-asian="26pt" style:font-size-complex="26pt"/>
    </style:style>
    <style:style style:name="P12" style:family="paragraph">
      <style:text-properties style:font-name="Liberation Sans2" fo:font-size="66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text-properties fo:font-size="60pt" style:font-size-asian="60pt" style:font-size-complex="60pt"/>
    </style:style>
    <style:style style:name="P15" style:family="paragraph">
      <loext:graphic-properties draw:fill="none" draw:fill-color="#ffffff"/>
      <style:text-properties fo:font-size="60pt" style:font-size-asian="60pt" style:font-size-complex="60pt"/>
    </style:style>
    <style:style style:name="P16" style:family="paragraph">
      <style:paragraph-properties fo:margin-top="0cm" fo:margin-bottom="0cm" fo:line-height="120%" fo:text-align="center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ahoma" fo:font-size="22pt" fo:letter-spacing="normal" fo:font-style="normal" style:text-underline-style="none" fo:font-weight="bold" style:font-name-asian="Tahoma" style:font-size-asian="22pt" style:font-style-asian="normal" style:font-weight-asian="bold" style:font-name-complex="Tahoma" style:font-size-complex="2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" fo:font-size="34pt" fo:letter-spacing="normal" fo:font-style="normal" style:text-underline-style="none" fo:font-weight="bold" style:font-name-asian="Tahoma" style:font-size-asian="34pt" style:font-style-asian="normal" style:font-weight-asian="bold" style:font-name-complex="Tahoma" style:font-size-complex="34pt" style:font-style-complex="normal" style:font-weight-complex="bold"/>
    </style:style>
    <style:style style:name="T3" style:family="text">
      <style:text-properties style:font-name="Liberation Sans2" fo:font-size="26pt" style:font-size-asian="26pt" style:font-size-complex="26pt"/>
    </style:style>
    <style:style style:name="T4" style:family="text">
      <style:text-properties style:font-name="Liberation Sans2" fo:font-size="66pt" style:font-size-asian="66pt" style:font-size-complex="66pt"/>
    </style:style>
    <style:style style:name="T5" style:family="text">
      <style:text-properties fo:font-size="60pt" style:font-size-asian="60pt" style:font-size-complex="60pt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2" draw:layer="layout" svg:width="15.188cm" svg:height="1.59cm" svg:x="1.283cm" svg:y="11.942cm" presentation:class="subtitle" presentation:user-transformed="true">
          <draw:text-box>
            <text:p text:style-name="P1"><text:span text:style-name="T1">By [Speaker Name]</text:span></text:p>
          </draw:text-box>
        </draw:frame>
        <draw:frame draw:name="Title 11" presentation:style-name="pr2" draw:text-style-name="P4" draw:layer="layout" svg:width="15.188cm" svg:height="5.402cm" svg:x="1.283cm" svg:y="5.823cm" presentation:class="title" presentation:user-transformed="true">
          <draw:text-box>
            <text:p text:style-name="P3"><text:span text:style-name="T2">Securely Automating Infrastructure in the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8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 text:style-name="P7"><text:span text:style-name="T3">In the industry since 1994</text:span></text:p>
              </text:list-item>
              <text:list-item>
                <text:p text:style-name="P7"><text:span text:style-name="T3">Currently Sr. Architect &amp; Director, Managed Services, Olson Digital.</text:span></text:p>
              </text:list-item>
              <text:list-item>
                <text:p text:style-name="P7"><text:span text:style-name="T3">Find me on twitter: @sj_sadowski</text:span></text:p>
              </text:list-item>
              <text:list-item>
                <text:p text:style-name="P7"><text:span text:style-name="T3">Or linkedin: http://www.linkedin.com/in/sjsadowski</text:span></text:p>
              </text:list-item>
              <text:list-item>
                <text:p text:style-name="P7"><text:span text:style-name="T3">Or email me: stephen.sadowski@icfolson.com</text:span></text:p>
              </text:list-item>
              <text:list-item>
                <text:p text:style-name="P7"><text:span text:style-name="T3">Or email me at my less than professional address: stephen+cons@clyx.io</text:span></text:p>
              </text:list-item>
            </text:list>
          </draw:text-box>
        </draw:frame>
        <draw:frame draw:style-name="gr2" draw:text-style-name="P10" draw:layer="layout" svg:width="15.391cm" svg:height="2.855cm" svg:x="2.032cm" svg:y="1.524cm">
          <draw:text-box>
            <text:p text:style-name="P9"><text:span text:style-name="T4">All about me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I hope you will all walk away saying "well, I already knew that," because it means you already have at least the knowledge, now you can think about blueprints</text:p>
              </text:list-item>
              <text:list-item>
                <text:p>For those who don't, I my hope is that there are at least no surprises.</text:p>
              </text:list-item>
            </text:list>
          </draw:text-box>
        </draw:frame>
        <draw:frame draw:style-name="gr2" draw:text-style-name="P10" draw:layer="layout" svg:width="13.837cm" svg:height="2.855cm" svg:x="2.032cm" svg:y="1.524cm">
          <draw:text-box>
            <text:p text:style-name="P12"><text:span text:style-name="T4">Expec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This is not a "how-to" guide so much as a "how we did" gu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Everything revolves around the idea of "minimum necessary access" and "do it securely or don't do it"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Worked to understand our security space</text:p>
              </text:list-item>
              <text:list-item>
                <text:p>Knowing how we could manage our infrastructure was key</text:p>
              </text:list-item>
              <text:list-item>
                <text:p>Further, understanding our automation tools from the bottom up</text:p>
              </text:list-item>
            </text:list>
          </draw:text-box>
        </draw:frame>
        <draw:frame draw:style-name="gr2" draw:text-style-name="P15" draw:layer="layout" svg:width="17.913cm" svg:height="2.618cm" svg:x="3.048cm" svg:y="1.778cm">
          <draw:text-box>
            <text:p text:style-name="P14"><text:span text:style-name="T5"><text:s/></text:span><text:span text:style-name="T5">How did we star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What we knew we needed: auditable, repeatable process that integrated as fully as possible in to our environment</text:p>
              </text:list-item>
              <text:list-item>
                <text:p>What could we keep, what could we throw away - and what did we need that was new?</text:p>
              </text:list-item>
            </text:list>
          </draw:text-box>
        </draw:frame>
        <draw:frame draw:style-name="gr2" draw:text-style-name="P15" draw:layer="layout" svg:width="10.501cm" svg:height="2.618cm" svg:x="3.048cm" svg:y="1.778cm">
          <draw:text-box>
            <text:p text:style-name="P14"><text:span text:style-name="T5">Next step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Configuration Management (Chef11)</text:p>
              </text:list-item>
              <text:list-item>
                <text:p>Monitoring (Zabbix), </text:p>
              </text:list-item>
              <text:list-item>
                <text:p>Centralised logging (ELK - single node)</text:p>
              </text:list-item>
              <text:list-item>
                <text:p>Alerting (PagerDuty)</text:p>
              </text:list-item>
            </text:list>
          </draw:text-box>
        </draw:frame>
        <draw:frame draw:style-name="gr2" draw:text-style-name="P15" draw:layer="layout" svg:width="12.851cm" svg:height="2.618cm" svg:x="3.048cm" svg:y="1.778cm">
          <draw:text-box>
            <text:p text:style-name="P14"><text:span text:style-name="T5">Tools we h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Better monitoring</text:p>
              </text:list-item>
              <text:list-item>
                <text:p>Better logging</text:p>
              </text:list-item>
              <text:list-item>
                <text:p>Infrastructure automation</text:p>
              </text:list-item>
              <text:list-item>
                <text:p>Better configuration management</text:p>
              </text:list-item>
              <text:list-item>
                <text:p>Auditing</text:p>
              </text:list-item>
              <text:list-item>
                <text:p>Code management</text:p>
              </text:list-item>
            </text:list>
          </draw:text-box>
        </draw:frame>
        <draw:frame draw:style-name="gr2" draw:text-style-name="P15" draw:layer="layout" svg:width="16.381cm" svg:height="2.618cm" svg:x="3.048cm" svg:y="1.778cm">
          <draw:text-box>
            <text:p text:style-name="P14"><text:span text:style-name="T5">Tools we nee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Git for SCM/GitLab for UI &amp; Access Management</text:p>
              </text:list-item>
              <text:list-item>
                <text:p>Jenkins for CI/CD</text:p>
              </text:list-item>
              <text:list-item>
                <text:p>Terraform &amp; Packer for IaC</text:p>
              </text:list-item>
              <text:list-item>
                <text:p>InSpec for infrastructure configuration testing</text:p>
              </text:list-item>
              <text:list-item>
                <text:p>Chef12 for Configuration Management</text:p>
              </text:list-item>
              <text:list-item>
                <text:p>ELK - full HA cluster for logging</text:p>
              </text:list-item>
              <text:list-item>
                <text:p>Sensu for Monitoring</text:p>
              </text:list-item>
              <text:list-item>
                <text:p>PagerDuty for Alerting</text:p>
              </text:list-item>
            </text:list>
          </draw:text-box>
        </draw:frame>
        <draw:frame draw:style-name="gr2" draw:text-style-name="P15" draw:layer="layout" svg:width="15.437cm" svg:height="2.618cm" svg:x="3.048cm" svg:y="1.778cm">
          <draw:text-box>
            <text:p text:style-name="P14"><text:span text:style-name="T5">Tools we pick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Treat every engineer like a developer</text:p>
              </text:list-item>
              <text:list-item>
                <text:p>Treat every object in the infrastructure like code</text:p>
              </text:list-item>
            </text:list>
          </draw:text-box>
        </draw:frame>
        <draw:frame draw:style-name="gr2" draw:text-style-name="P15" draw:layer="layout" svg:width="22.74cm" svg:height="2.618cm" svg:x="3.048cm" svg:y="1.778cm">
          <draw:text-box>
            <text:p text:style-name="P14"><text:span text:style-name="T5">What about the detail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Every environment starts with a new group in GitLab and projects initialized with default configurations and build pipelines</text:p>
              </text:list-item>
              <text:list-item>
                <text:p>Environments are then configured with the appropriate access credentials for the provider</text:p>
              </text:list-item>
              <text:list-item>
                <text:p>Our providers are legion!</text:p>
                <text:list>
                  <text:list-item>
                    <text:p>Cloud First class: AWS/Azure</text:p>
                  </text:list-item>
                  <text:list-item>
                    <text:p>Cloud Second class: Rackspace Cloud, GCE, </text:p>
                  </text:list-item>
                  <text:list-item>
                    <text:p>On-prem (tertiary): vSphere, OpenStack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1.377cm" svg:height="2.618cm" svg:x="3.048cm" svg:y="1.778cm">
          <draw:text-box>
            <text:p text:style-name="P14"><text:span text:style-name="T5">That's great, but how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_5f_">
        <draw:frame draw:name="Title 1" presentation:style-name="pr7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8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Define with Terraform</text:p>
              </text:list-item>
              <text:list-item>
                <text:p>Created on infrastructure provider</text:p>
              </text:list-item>
              <text:list-item>
                <text:p>Bootstrapped in to config management</text:p>
              </text:list-item>
              <text:list-item>
                <text:p>Tested with InSpec for compliance</text:p>
              </text:list-item>
            </text:list>
          </draw:text-box>
        </draw:frame>
        <draw:frame draw:style-name="gr2" draw:text-style-name="P15" draw:layer="layout" svg:width="11.559cm" svg:height="2.618cm" svg:x="3.048cm" svg:y="1.778cm">
          <draw:text-box>
            <text:p text:style-name="P14"><text:span text:style-name="T5">Initial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Instances defined in config management (chef12)</text:p>
              </text:list-item>
              <text:list-item>
                <text:p>Tie instances to monitoring/appropriate checks (sensu)</text:p>
              </text:list-item>
              <text:list-item>
                <text:p>Log all related data (ELK)</text:p>
              </text:list-item>
            </text:list>
          </draw:text-box>
        </draw:frame>
        <draw:frame draw:style-name="gr2" draw:text-style-name="P15" draw:layer="layout" svg:width="13.092cm" svg:height="2.618cm" svg:x="3.048cm" svg:y="1.778cm">
          <draw:text-box>
            <text:p text:style-name="P14"><text:span text:style-name="T5">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All instances are registered for periodic scanning by our security team</text:p>
              </text:list-item>
            </text:list>
          </draw:text-box>
        </draw:frame>
        <draw:frame draw:style-name="gr2" draw:text-style-name="P15" draw:layer="layout" svg:width="16.385cm" svg:height="2.618cm" svg:x="3.048cm" svg:y="1.778cm">
          <draw:text-box>
            <text:p text:style-name="P14"><text:span text:style-name="T5">Post-initializ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Communications are locked down</text:p>
                <text:list>
                  <text:list-item>
                    <text:p>https where required,</text:p>
                  </text:list-item>
                  <text:list-item>
                    <text:p>ssh by default, accounts limited, best practices (key only, no root)</text:p>
                  </text:list-item>
                  <text:list-item>
                    <text:p>ACLs defined to limit origin traffic</text:p>
                  </text:list-item>
                </text:list>
              </text:list-item>
              <text:list-item>
                <text:p>Defined security policy</text:p>
              </text:list-item>
              <text:list-item>
                <text:p>Client Exceptions require sign off by Security &amp; Client</text:p>
              </text:list-item>
              <text:list-item>
                <text:p>No Exceptions of internal origin</text:p>
              </text:list-item>
            </text:list>
          </draw:text-box>
        </draw:frame>
        <draw:frame draw:style-name="gr2" draw:text-style-name="P15" draw:layer="layout" svg:width="8.152cm" svg:height="2.618cm" svg:x="3.048cm" svg:y="1.778cm">
          <draw:text-box>
            <text:p text:style-name="P14"><text:span text:style-name="T5">Secur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Minimum necessary access: devs have access to development environments only, non technical personnel have NO access</text:p>
              </text:list-item>
              <text:list-item>
                <text:p>Infrastructure changes/deployments handled through Jenkins </text:p>
              </text:list-item>
              <text:list-item>
                <text:p>Code/Applications deployed through whatever build tool the applications team uses (Usually Bamboo or Travis)</text:p>
              </text:list-item>
            </text:list>
          </draw:text-box>
        </draw:frame>
        <draw:frame draw:style-name="gr2" draw:text-style-name="P15" draw:layer="layout" svg:width="18.388cm" svg:height="2.618cm" svg:x="3.048cm" svg:y="1.778cm">
          <draw:text-box>
            <text:p text:style-name="P14"><text:span text:style-name="T5">Security Continu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Base images built to a hardening standard</text:p>
              </text:list-item>
              <text:list-item>
                <text:p>Machines are scanned for compliance along the build pipelines</text:p>
              </text:list-item>
              <text:list-item>
                <text:p>Communication is secured (TLS/SSH/SCP)</text:p>
              </text:list-item>
              <text:list-item>
                <text:p>Keys are encrypted (GPG) with passwords stored separately</text:p>
              </text:list-item>
              <text:list-item>
                <text:p>Data objects for configuration management are encrypted</text:p>
              </text:list-item>
            </text:list>
          </draw:text-box>
        </draw:frame>
        <draw:frame draw:style-name="gr2" draw:text-style-name="P15" draw:layer="layout" svg:width="28.624cm" svg:height="2.618cm" svg:x="3.048cm" svg:y="1.778cm">
          <draw:text-box>
            <text:p text:style-name="P14"><text:span text:style-name="T5">Q: What about other securit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and_20_Content_5f_">
        <draw:frame draw:name="Title 1" presentation:style-name="pr7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8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the best internal support (KB, understanding)</text:p>
              </text:list-item>
              <text:list-item>
                <text:p>most compatible with other parts of the org</text:p>
              </text:list-item>
              <text:list-item>
                <text:p>the best trade-offs</text:p>
              </text:list-item>
              <text:list-item>
                <text:p>best overall needs for OUR org</text:p>
              </text:list-item>
              <text:list-item>
                <text:p>You should find what works for you and run with it</text:p>
              </text:list-item>
            </text:list>
          </draw:text-box>
        </draw:frame>
        <draw:frame draw:style-name="gr2" draw:text-style-name="P15" draw:layer="layout" svg:width="20.509cm" svg:height="2.618cm" svg:x="3.048cm" svg:y="1.778cm">
          <draw:text-box>
            <text:p text:style-name="P14"><text:span text:style-name="T5">So... why not tool X?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9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<text:s/>Lack of client buy-in</text:p>
              </text:list-item>
              <text:list-item>
                <text:p><text:s/>Developer demands</text:p>
              </text:list-item>
              <text:list-item>
                <text:p><text:s/>Signal v. Noise (Monitoring/Alerting)</text:p>
              </text:list-item>
              <text:list-item>
                <text:p><text:s/>Knowledge sharing</text:p>
              </text:list-item>
            </text:list>
          </draw:text-box>
        </draw:frame>
        <draw:frame draw:style-name="gr2" draw:text-style-name="P15" draw:layer="layout" svg:width="15.331cm" svg:height="2.618cm" svg:x="3.048cm" svg:y="1.778cm">
          <draw:text-box>
            <text:p text:style-name="P14"><text:span text:style-name="T5">Some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and_20_Content">
        <draw:frame draw:name="Title 1" presentation:style-name="pr4" draw:text-style-name="P6" draw:layer="layout" svg:width="30.813cm" svg:height="3.681cm" svg:x="1.514cm" svg:y="1.014cm" presentation:class="title" presentation:user-transformed="true">
          <draw:text-box>
            <text:p/>
          </draw:text-box>
        </draw:frame>
        <draw:frame draw:name="Content Placeholder 2" presentation:style-name="pr5" draw:text-style-name="P11" draw:layer="layout" svg:width="30.813cm" svg:height="12.086cm" svg:x="1.514cm" svg:y="5.071cm" presentation:class="outline" presentation:user-transformed="true">
          <draw:text-box>
            <text:list text:style-name="L3">
              <text:list-item>
                <text:p>Better education for both sales org and clients</text:p>
              </text:list-item>
              <text:list-item>
                <text:p>Reduction of noise by tuning our alerts</text:p>
              </text:list-item>
              <text:list-item>
                <text:p>Better compliance and inspection</text:p>
              </text:list-item>
              <text:list-item>
                <text:p>Giving back!</text:p>
              </text:list-item>
            </text:list>
          </draw:text-box>
        </draw:frame>
        <draw:frame draw:style-name="gr2" draw:text-style-name="P15" draw:layer="layout" svg:width="13.905cm" svg:height="2.618cm" svg:x="3.048cm" svg:y="1.778cm">
          <draw:text-box>
            <text:p text:style-name="P14"><text:span text:style-name="T5">THE FU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hank_20_you_20_slide">
        <draw:frame draw:name="Title 1" presentation:style-name="pr10" draw:text-style-name="P4" draw:layer="layout" svg:width="17.022cm" svg:height="6.632cm" svg:x="8.422cm" svg:y="6.208cm" presentation:class="title" presentation:user-transformed="true">
          <draw:text-box>
            <text:p text:style-name="P16"><text:span text:style-name="T2">Thank you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Tahoma" svg:font-family="Tahoma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163a4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size-asian="28pt" style:language-asian="en" style:country-asian="US" style:font-style-asian="normal" style:font-weight-asian="normal" style:font-name-complex="Tahoma" style:font-family-complex="Tahom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Tahoma" style:font-family-asian="Tahoma" style:font-size-asian="20pt" style:font-style-asian="normal" style:font-weight-asian="normal" style:font-name-complex="Tahoma" style:font-family-complex="Tahoma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size-asian="18pt" style:language-asian="en" style:country-asian="US" style:font-style-asian="normal" style:font-weight-asian="normal" style:font-name-complex="Tahoma" style:font-family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size-asian="28pt" style:language-asian="en" style:country-asian="US" style:font-style-asian="normal" style:font-weight-asian="normal" style:font-name-complex="Tahoma" style:font-family-complex="Tahom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Tahoma" style:font-family-asian="Tahoma" style:font-size-asian="20pt" style:font-style-asian="normal" style:font-weight-asian="normal" style:font-name-complex="Tahoma" style:font-family-complex="Tahoma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size-asian="18pt" style:language-asian="en" style:country-asian="US" style:font-style-asian="normal" style:font-weight-asian="normal" style:font-name-complex="Tahoma" style:font-family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background" style:display-name="Thank you slide-background" style:family="presentation">
      <style:graphic-properties draw:stroke="none" draw:fill="solid" draw:fill-color="#163a41"/>
      <style:text-properties style:letter-kerning="true"/>
    </style:style>
    <style:style style:name="Thank_20_you_20_slide-backgroundobjects" style:display-name="Thank you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0_slide-notes" style:display-name="Thank you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0_slide-outline1" style:display-name="Thank you slide-outline1" style:family="presentation">
      <style:graphic-properties draw:stroke="none" draw:fill="none" draw:auto-grow-height="false" draw:fit-to-size="shrink-to-fit">
        <text:list-style style:name="Thank_20_you_20_slide-outline1" style:display-name="Thank you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size-asian="28pt" style:language-asian="en" style:country-asian="US" style:font-style-asian="normal" style:font-weight-asian="normal" style:font-name-complex="Tahoma" style:font-family-complex="Tahom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0_slide-outline2" style:display-name="Thank you slide-outline2" style:family="presentation" style:parent-style-name="Thank_20_you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Tahoma" style:font-family-asian="Tahoma" style:font-size-asian="20pt" style:font-style-asian="normal" style:font-weight-asian="normal" style:font-name-complex="Tahoma" style:font-family-complex="Tahoma" style:font-size-complex="20pt" style:font-style-complex="normal" style:font-weight-complex="normal" fo:hyphenate="false"/>
    </style:style>
    <style:style style:name="Thank_20_you_20_slide-outline3" style:display-name="Thank you slide-outline3" style:family="presentation" style:parent-style-name="Thank_20_you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fo:hyphenate="false"/>
    </style:style>
    <style:style style:name="Thank_20_you_20_slide-outline4" style:display-name="Thank you slide-outline4" style:family="presentation" style:parent-style-name="Thank_20_you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fo:hyphenate="false"/>
    </style:style>
    <style:style style:name="Thank_20_you_20_slide-outline5" style:display-name="Thank you slide-outline5" style:family="presentation" style:parent-style-name="Thank_20_you_20_slide-outline4">
      <style:paragraph-properties fo:margin-top="0.1cm" fo:margin-bottom="0cm"/>
      <style:text-properties fo:font-size="20pt" style:font-size-asian="20pt" style:font-size-complex="20pt"/>
    </style:style>
    <style:style style:name="Thank_20_you_20_slide-outline6" style:display-name="Thank you slide-outline6" style:family="presentation" style:parent-style-name="Thank_20_you_20_slide-outline5">
      <style:paragraph-properties fo:margin-top="0.1cm" fo:margin-bottom="0cm"/>
      <style:text-properties fo:font-size="20pt" style:font-size-asian="20pt" style:font-size-complex="20pt"/>
    </style:style>
    <style:style style:name="Thank_20_you_20_slide-outline7" style:display-name="Thank you slide-outline7" style:family="presentation" style:parent-style-name="Thank_20_you_20_slide-outline6">
      <style:paragraph-properties fo:margin-top="0.1cm" fo:margin-bottom="0cm"/>
      <style:text-properties fo:font-size="20pt" style:font-size-asian="20pt" style:font-size-complex="20pt"/>
    </style:style>
    <style:style style:name="Thank_20_you_20_slide-outline8" style:display-name="Thank you slide-outline8" style:family="presentation" style:parent-style-name="Thank_20_you_20_slide-outline7">
      <style:paragraph-properties fo:margin-top="0.1cm" fo:margin-bottom="0cm"/>
      <style:text-properties fo:font-size="20pt" style:font-size-asian="20pt" style:font-size-complex="20pt"/>
    </style:style>
    <style:style style:name="Thank_20_you_20_slide-outline9" style:display-name="Thank you slide-outline9" style:family="presentation" style:parent-style-name="Thank_20_you_20_slide-outline8">
      <style:paragraph-properties fo:margin-top="0.1cm" fo:margin-bottom="0cm"/>
      <style:text-properties fo:font-size="20pt" style:font-size-asian="20pt" style:font-size-complex="20pt"/>
    </style:style>
    <style:style style:name="Thank_20_you_20_slide-subtitle" style:display-name="Thank you slide-subtitle" style:family="presentation">
      <style:graphic-properties draw:stroke="none" draw:fill="none" draw:textarea-vertical-align="middle">
        <text:list-style style:name="Thank_20_you_20_slide-subtitle" style:display-name="Thank you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0_slide-title" style:display-name="Thank you slide-title" style:family="presentation">
      <style:graphic-properties draw:stroke="none" draw:fill="none" draw:textarea-vertical-align="middle">
        <text:list-style style:name="Thank_20_you_20_slide-title" style:display-name="Thank you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size-asian="18pt" style:language-asian="en" style:country-asian="US" style:font-style-asian="normal" style:font-weight-asian="normal" style:font-name-complex="Tahoma" style:font-family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fo:font-size="2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size-asian="28pt" style:language-asian="en" style:country-asian="US" style:font-style-asian="normal" style:font-weight-asian="normal" style:font-name-complex="Tahoma" style:font-family-complex="Tahoma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20pt" fo:letter-spacing="normal" fo:font-style="normal" style:text-underline-style="none" fo:font-weight="normal" style:font-name-asian="Tahoma" style:font-family-asian="Tahoma" style:font-size-asian="20pt" style:font-style-asian="normal" style:font-weight-asian="normal" style:font-name-complex="Tahoma" style:font-family-complex="Tahoma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ahoma" fo:font-family="Tahoma" fo:font-size="18pt" fo:letter-spacing="normal" fo:font-style="normal" style:text-underline-style="none" fo:font-weight="normal" style:font-name-asian="Tahoma" style:font-family-asian="Tahoma" style:font-size-asian="18pt" style:font-style-asian="normal" style:font-weight-asian="normal" style:font-name-complex="Tahoma" style:font-family-complex="Tahoma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size-asian="18pt" style:language-asian="en" style:country-asian="US" style:font-style-asian="normal" style:font-weight-asian="normal" style:font-name-complex="Tahoma" style:font-family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163a4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449cm, 0cm, 0.65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hank_20_you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9" style:family="presentation" style:parent-style-name="Thank_20_you_20_slid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hank_20_you_20_slid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Title_20_and_20_Content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14cm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2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120%" fo:text-align="center" style:punctuation-wrap="hanging" style:writing-mode="lr-tb"/>
      <style:text-properties fo:hyphenate="false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7b8d3" style:text-line-through-style="none" style:text-line-through-type="none" style:text-position="0% 100%" style:font-name="Tahoma" fo:font-size="12pt" fo:letter-spacing="normal" fo:font-style="normal" style:text-underline-style="none" fo:font-weight="bold" style:font-name-asian="Tahoma" style:font-size-asian="12pt" style:font-style-asian="normal" style:font-weight-asian="bold" style:font-name-complex="Tahoma" style:font-size-complex="12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" fo:font-size="34pt" fo:letter-spacing="normal" fo:font-style="normal" style:text-underline-style="none" fo:font-weight="bold" style:font-name-asian="Tahoma" style:font-size-asian="34pt" style:font-style-asian="normal" style:font-weight-asian="bold" style:font-name-complex="Tahoma" style:font-size-complex="34pt" style:font-style-complex="normal" style:font-weight-complex="bold"/>
    </style:style>
    <style:style style:name="MT3" style:family="text">
      <style:text-properties fo:font-variant="normal" fo:text-transform="none" fo:color="#47b8d3" style:text-line-through-style="none" style:text-line-through-type="none" style:text-position="0% 100%" style:font-name="Tahoma" fo:font-size="33pt" fo:letter-spacing="normal" fo:font-style="normal" style:text-underline-style="none" fo:font-weight="bold" style:font-name-asian="Tahoma" style:font-size-asian="33pt" style:font-style-asian="normal" style:font-weight-asian="bold" style:font-name-complex="Tahoma" style:font-size-complex="33pt" style:font-style-complex="normal" style:font-weight-complex="bold"/>
    </style:style>
    <style:style style:name="MT4" style:family="text">
      <style:text-properties fo:font-variant="normal" fo:text-transform="none" fo:color="#3c3c3b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5" style:family="text">
      <style:text-properties fo:font-variant="normal" fo:text-transform="none" fo:color="#3c3c3b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6" style:family="text">
      <style:text-properties fo:font-variant="normal" fo:text-transform="none" fo:color="#3c3c3b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/>
    </style:style>
    <style:style style:name="MT7" style:family="text">
      <style:text-properties fo:font-variant="normal" fo:text-transform="none" fo:color="#3c3c3b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7b8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47b8d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47b8d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47b8d3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47b8d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47b8d3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47b8d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47b8d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47b8d3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47b8d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47b8d3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47b8d3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fo:color="#47b8d3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47b8d3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47b8d3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47b8d3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47b8d3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8" draw:style-name="Mgr3" draw:text-style-name="MP5" draw:layer="backgroundobjects" svg:width="14.959cm" svg:height="16.999cm" svg:x="17.703cm" svg:y="1.025cm">
        <draw:image xlink:href="Pictures/1000020100000BB800000D5146D2CE4C1346B0BB.png" xlink:type="simple" xlink:show="embed" xlink:actuate="onLoad">
          <text:p/>
        </draw:image>
      </draw:frame>
      <draw:frame draw:name="Picture 9" draw:style-name="Mgr3" draw:text-style-name="MP5" draw:layer="backgroundobjects" svg:width="11.493cm" svg:height="2.677cm" svg:x="1.078cm" svg:y="0.99cm">
        <draw:image xlink:href="Pictures/10000201000003E8000000E901C7A9ACC5A7249C.png" xlink:type="simple" xlink:show="embed" xlink:actuate="onLoad">
          <text:p/>
        </draw:image>
      </draw:frame>
      <draw:g draw:name="Group 12">
        <draw:custom-shape draw:name="TextBox 10" draw:style-name="Mgr4" draw:text-style-name="MP7" draw:layer="layout" svg:width="8.872cm" svg:height="0.758cm" svg:x="2.157cm" svg:y="17.002cm">
          <text:p text:style-name="MP6"><text:span text:style-name="MT1">Join the conversation #devsecc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Mgr3" draw:text-style-name="MP5" draw:layer="layout" svg:width="0.699cm" svg:height="0.699cm" svg:x="1.514cm" svg:y="17cm">
          <draw:image xlink:href="Pictures/10000201000000640000006467F0E58A6CC2D115.png" xlink:type="simple" xlink:show="embed" xlink:actuate="onLoad">
            <text:p/>
          </draw:image>
        </draw:frame>
      </draw:g>
      <draw:frame draw:name="Title 1" presentation:style-name="Mpr1" draw:text-style-name="MP9" draw:layer="backgroundobjects" svg:width="14.957cm" svg:height="5.402cm" svg:x="1.385cm" svg:y="6.06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11" draw:layer="backgroundobjects" svg:width="30.813cm" svg:height="3.681cm" svg:x="1.514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5" draw:text-style-name="MP15" draw:layer="backgroundobjects" svg:width="30.813cm" svg:height="12.086cm" svg:x="1.514cm" svg:y="5.071cm" presentation:class="outline" presentation:user-transformed="true">
        <draw:text-box>
          <text:list text:style-name="ML6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6" draw:style-name="Mgr5" draw:text-style-name="MP5" draw:layer="backgroundobjects" svg:width="6.473cm" svg:height="1.519cm" svg:x="27.247cm" svg:y="17.184cm">
        <draw:image xlink:href="Pictures/10000201000003E8000000E9B4AEBC0C9C0B97B7.png" xlink:type="simple" xlink:show="embed" xlink:actuate="onLoad">
          <text:p/>
        </draw:image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20_slide" style:display-name="Thank you slide" style:page-layout-name="PM1" draw:style-name="Mdp1">
      <draw:frame draw:name="Title 1" presentation:style-name="Mpr8" draw:text-style-name="MP9" draw:layer="backgroundobjects" svg:width="17.073cm" svg:height="6.632cm" svg:x="8.396cm" svg:y="6.208cm" presentation:class="title" presentation:user-transformed="true">
        <draw:text-box>
          <text:p text:style-name="MP16"><text:span text:style-name="MT2">Click to edit Master title style</text:span></text:p>
        </draw:text-box>
      </draw:frame>
      <draw:frame draw:name="Picture 14" draw:style-name="Mgr3" draw:text-style-name="MP5" draw:layer="backgroundobjects" svg:width="11.493cm" svg:height="2.677cm" svg:x="1.078cm" svg:y="0.99cm">
        <draw:image xlink:href="Pictures/10000201000003E8000000E901C7A9ACC5A7249C.png" xlink:type="simple" xlink:show="embed" xlink:actuate="onLoad">
          <text:p/>
        </draw:image>
      </draw:frame>
      <draw:g draw:name="Group 15">
        <draw:custom-shape draw:name="TextBox 16" draw:style-name="Mgr4" draw:text-style-name="MP7" draw:layer="layout" svg:width="8.872cm" svg:height="0.758cm" svg:x="2.157cm" svg:y="17.002cm">
          <text:p text:style-name="MP6"><text:span text:style-name="MT1">Join the conversation #devsecc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Mgr3" draw:text-style-name="MP5" draw:layer="layout" svg:width="0.699cm" svg:height="0.699cm" svg:x="1.514cm" svg:y="17cm">
          <draw:image xlink:href="Pictures/10000201000000640000006467F0E58A6CC2D115.png" xlink:type="simple" xlink:show="embed" xlink:actuate="onLoad">
            <text:p/>
          </draw:image>
        </draw:frame>
      </draw:g>
      <draw:frame presentation:style-name="Thank_20_you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hank_20_you_20_slide-title" draw:layer="backgroundobjects" svg:width="18.624cm" svg:height="10.476cm" svg:x="1.482cm" svg:y="2.123cm" presentation:class="page"/>
        <draw:frame presentation:style-name="Thank_20_yo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11" draw:text-style-name="MP11" draw:layer="backgroundobjects" svg:width="30.813cm" svg:height="3.681cm" svg:x="1.514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12" draw:text-style-name="MP15" draw:layer="backgroundobjects" svg:width="30.813cm" svg:height="12.086cm" svg:x="1.514cm" svg:y="5.071cm" presentation:class="outline" presentation:user-transformed="true">
        <draw:text-box>
          <text:list text:style-name="ML6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3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6" draw:style-name="Mgr5" draw:text-style-name="MP5" draw:layer="backgroundobjects" svg:width="6.473cm" svg:height="1.519cm" svg:x="27.247cm" svg:y="17.184cm">
        <draw:image xlink:href="Pictures/10000201000003E8000000E9B4AEBC0C9C0B97B7.png" xlink:type="simple" xlink:show="embed" xlink:actuate="onLoad">
          <text:p/>
        </draw:image>
      </draw:frame>
      <draw:frame presentation:style-name="Mpr13" draw:text-style-name="MP2" draw:layer="" svg:width="7.89cm" svg:height="1.313cm" svg:x="1.693cm" svg:y="17.354cm" presentation:class="date-time">
        <draw:text-box>
          <text:p text:style-name="MP1"><presentation:date-time/></text:p>
        </draw:text-box>
      </draw:frame>
      <draw:frame presentation:style-name="Mpr13" draw:text-style-name="MP18" draw:layer="" svg:width="10.734cm" svg:height="1.313cm" svg:x="11.582cm" svg:y="17.354cm" presentation:class="footer">
        <draw:text-box>
          <text:p text:style-name="MP17"><presentation:footer/></text:p>
        </draw:text-box>
      </draw:frame>
      <draw:frame presentation:style-name="Mpr13" draw:text-style-name="MP4" draw:layer="" svg:width="7.89cm" svg:height="1.313cm" svg:x="24.282cm" svg:y="17.354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vSecCon London 2016</dc:title>
    <meta:initial-creator>DevSecCon Ltd</meta:initial-creator>
    <meta:editing-cycles>13</meta:editing-cycles>
    <meta:creation-date>2016-09-25T12:57:10</meta:creation-date>
    <dc:date>2016-10-19T05:09:05.821133371</dc:date>
    <meta:editing-duration>PT4H10M56S</meta:editing-duration>
    <meta:generator>LibreOffice/5.0.6.2$Linux_X86_64 LibreOffice_project/00$Build-2</meta:generator>
    <meta:document-statistic meta:object-count="161"/>
    <meta:user-defined meta:name="AppVersion">15.002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